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Titel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4" style:family="paragraph" style:parent-style-name="Default_7e_LT_7e_Gliederung_20_1" style:list-style-name="L5">
      <style:paragraph-properties fo:margin-top="0in" fo:margin-bottom="0.1965in" fo:text-align="justify" style:justify-single-word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Gliederung_20_1" style:list-style-name="L5">
      <style:paragraph-properties fo:margin-top="0in" fo:margin-bottom="0.1965in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 style:list-style-name="L3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7" style:family="paragraph" style:parent-style-name="Default_7e_LT_7e_Untertitel" style:list-style-name="L4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8" style:family="paragraph" style:parent-style-name="Default_7e_LT_7e_Untertitel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9" style:family="paragraph" style:parent-style-name="Default_7e_LT_7e_Untertitel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10" style:family="paragraph" style:parent-style-name="Default_7e_LT_7e_Untertitel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1" style:family="paragraph" style:parent-style-name="Default_7e_LT_7e_Untertitel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6pt" fo:font-weight="bold" style:font-size-asian="16pt" style:font-weight-asian="bold" style:font-size-complex="16pt" style:font-weight-complex="bold"/>
    </style:style>
    <style:style style:name="P12" style:family="paragraph" style:parent-style-name="Default_7e_LT_7e_Untertitel" style:list-style-name="">
      <style:paragraph-properties fo:margin-left="0in" fo:margin-right="0in" fo:text-align="justify" style:justify-single-word="false" fo:text-indent="0in" style:auto-text-indent="false" style:text-autospace="none"/>
      <style:text-properties style:font-name="Courier New" fo:font-size="8pt" style:font-size-asian="8pt" style:font-size-complex="8pt"/>
    </style:style>
    <style:style style:name="T1" style:family="text">
      <style:text-properties style:font-name-asian="Arial1" style:font-name-complex="Arial1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Tahoma" style:font-style-asian="normal" style:font-name-complex="Tahoma" style:font-style-complex="normal" style:text-emphasize="none"/>
    </style:style>
    <style:style style:name="T5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 for Dummies, by Example</text:p>
      <text:p text:style-name="P1">by Bill la Forge, 2014</text:p>
      <text:p text:style-name="P1"/>
      <text:p text:style-name="P9"><text:span text:style-name="T2">JActor is a robust and high-performance </text:span><text:span text:style-name="T3">alternative to threads and locks. </text:span><text:span text:style-name="T2">JActor for Dummies focuses on a subset of the </text:span><text:span text:style-name="T3">API that is easy to learn but reasonably comprehensive.</text:span></text:p>
      <text:p text:style-name="P9"><text:span text:style-name="T3"/></text:p>
      <text:p text:style-name="P3">The JActor Model</text:p>
      <text:p text:style-name="P8"/>
      <text:list xml:id="list655771813678518963" text:style-name="L5">
        <text:list-item>
          <text:p text:style-name="P4"><text:span text:style-name="T1">Messages are passed between light-weight threads (LWTs), which process one message at a time.</text:span></text:p>
        </text:list-item>
        <text:list-item>
          <text:p text:style-name="P5"><text:span text:style-name="T1">There are three types of messages: signals, </text:span>requests and responses.</text:p>
        </text:list-item>
        <text:list-item>
          <text:p text:style-name="P5"><text:span text:style-name="T1">Signals are sent immediately while requests </text:span>and responses are buffered until processing of the current message is complete.</text:p>
        </text:list-item>
        <text:list-item>
          <text:p text:style-name="P5"><text:span text:style-name="T1">Requests are isolated from each other and </text:span>processed only when the previous request returns a result or exception.</text:p>
        </text:list-item>
      </text:list>
      <text:p text:style-name="P11"><text:span text:style-name="T4">The HelloWorld Example</text:span></text:p>
      <text:p text:style-name="P9"><text:span text:style-name="T3"/></text:p>
      <text:p text:style-name="P12"><text:span text:style-name="T3">package org.agilewiki.jactor2.core.isolation;</text:span></text:p>
      <text:p text:style-name="P12"><text:span text:style-name="T3"/></text:p>
      <text:p text:style-name="P12"><text:span text:style-name="T3">import org.agilewiki.jactor2.core.blades.IsolationBladeBase;</text:span></text:p>
      <text:p text:style-name="P12"><text:span text:style-name="T3">import org.agilewiki.jactor2.core.impl.Plant;</text:span></text:p>
      <text:p text:style-name="P12"><text:span text:style-name="T3">import org.agilewiki.jactor2.core.requests.AsyncResponseProcessor;</text:span></text:p>
      <text:p text:style-name="P12"><text:span text:style-name="T3">import org.agilewiki.jactor2.core.requests.impl.AsyncRequestImpl;</text:span></text:p>
      <text:p text:style-name="P12"><text:span text:style-name="T3"/></text:p>
      <text:p text:style-name="P12"><text:span text:style-name="T3">public class HelloWorld extends IsolationBladeBase {</text:span></text:p>
      <text:p text:style-name="P12"><text:span text:style-name="T3"/></text:p>
      <text:p text:style-name="P12"><text:span text:style-name="T3"><text:s text:c="4"/>public static void main(final String[] args) throws Exception {</text:span></text:p>
      <text:p text:style-name="P12"><text:span text:style-name="T3"><text:s text:c="8"/>new Plant();</text:span></text:p>
      <text:p text:style-name="P12"><text:span text:style-name="T3"><text:s text:c="8"/>new HelloWorld();</text:span></text:p>
      <text:p text:style-name="P12"><text:span text:style-name="T3"><text:s text:c="8"/>System.out.println("initialized");</text:span></text:p>
      <text:p text:style-name="P12"><text:span text:style-name="T3"><text:s text:c="4"/>}</text:span></text:p>
      <text:p text:style-name="P12"><text:span text:style-name="T3"/></text:p>
      <text:p text:style-name="P12"><text:span text:style-name="T3"><text:s text:c="4"/>public HelloWorld() throws Exception {</text:span></text:p>
      <text:p text:style-name="P12"><text:span text:style-name="T3"><text:s text:c="8"/>new AIO("run") {</text:span></text:p>
      <text:p text:style-name="P12"><text:span text:style-name="T3"><text:s text:c="12"/>@Override</text:span></text:p>
      <text:p text:style-name="P12"><text:span text:style-name="T3"><text:s text:c="12"/>protected void processAsyncOperation(final AsyncRequestImpl _asyncRequestImpl,</text:span></text:p>
      <text:p text:style-name="P12"><text:span text:style-name="T3"><text:s text:c="24"/>final AsyncResponseProcessor&lt;Void&gt; _asyncResponseProcessor)</text:span></text:p>
      <text:p text:style-name="P12"><text:span text:style-name="T3"><text:s text:c="20"/>throws Exception {</text:span></text:p>
      <text:p text:style-name="P12"><text:span text:style-name="T3"><text:s text:c="16"/>System.out.println("Hello world!");</text:span></text:p>
      <text:p text:style-name="P12"><text:span text:style-name="T3"><text:s text:c="16"/>Plant.close();</text:span></text:p>
      <text:p text:style-name="P12"><text:span text:style-name="T3"><text:s text:c="16"/>System.out.println("finished");</text:span></text:p>
      <text:p text:style-name="P12"><text:span text:style-name="T3"><text:s text:c="12"/>}</text:span></text:p>
      <text:p text:style-name="P12"><text:span text:style-name="T3"><text:s text:c="8"/>}.signal();</text:span></text:p>
      <text:p text:style-name="P12"><text:span text:style-name="T3"><text:s text:c="4"/>}</text:span></text:p>
      <text:p text:style-name="P12"><text:span text:style-name="T3">}</text:span></text:p>
      <text:p text:style-name="P12"><text:span text:style-name="T3"/></text:p>
      <text:p text:style-name="P10"><text:span text:style-name="T4">Output:</text:span></text:p>
      <text:p text:style-name="P9"><text:span text:style-name="T3"/></text:p>
      <text:p text:style-name="P12"><text:span text:style-name="T3">initialized</text:span></text:p>
      <text:p text:style-name="P12"><text:span text:style-name="T3">Hello world!</text:span></text:p>
      <text:p text:style-name="P12"><text:span text:style-name="T3">finished</text:span></text:p>
      <text:p text:style-name="P9"><text:span text:style-name="T3"/></text:p>
      <text:p text:style-name="P9"><text:span text:style-name="T3">The </text:span><text:span text:style-name="T5">HelloWorld</text:span><text:span text:style-name="T3"> class wraps a LWT, which is created when the default constructor of </text:span><text:span text:style-name="T5">IsolationBladeBase</text:span><text:span text:style-name="T3"> is called.</text:span></text:p>
      <text:p text:style-name="P9"><text:span text:style-name="T3"/></text:p>
      <text:p text:style-name="P12"><text:span text:style-name="T3"><text:s text:c="4"/>public static void main(final String[] args) throws Exception {</text:span></text:p>
      <text:p text:style-name="P12"><text:span text:style-name="T3"><text:s text:c="8"/>new Plant();</text:span></text:p>
      <text:p text:style-name="P12"><text:span text:style-name="T3"><text:s text:c="8"/>new HelloWorld();</text:span></text:p>
      <text:p text:style-name="P12"><text:span text:style-name="T3"><text:s text:c="8"/>System.out.println("initialized");</text:span></text:p>
      <text:p text:style-name="P12"><text:soft-page-break/><text:span text:style-name="T3"><text:s text:c="4"/>}</text:span></text:p>
      <text:p text:style-name="P12"><text:span text:style-name="T3"/></text:p>
      <text:p text:style-name="P9"><text:span text:style-name="T3">The </text:span><text:span text:style-name="T5">main</text:span><text:span text:style-name="T3"> method does three things:</text:span></text:p>
      <text:list xml:id="list798619029168567247" text:style-name="L4">
        <text:list-item>
          <text:p text:style-name="P7"><text:span text:style-name="T3">An instance of </text:span><text:span text:style-name="T5">Plant</text:span><text:span text:style-name="T3"> is created. This provides the operating environment and configuration for the LWTs.</text:span></text:p>
        </text:list-item>
        <text:list-item>
          <text:p text:style-name="P7"><text:span text:style-name="T3">An instance of </text:span><text:span text:style-name="T5">HelloWorld</text:span><text:span text:style-name="T3"> is created. And</text:span></text:p>
        </text:list-item>
        <text:list-item>
          <text:p text:style-name="P7"><text:span text:style-name="T3">The line </text:span><text:span text:style-name="T5">initialized</text:span><text:span text:style-name="T3"> is printed.</text:span></text:p>
        </text:list-item>
      </text:list>
      <text:p text:style-name="P9"><text:span text:style-name="T3"/></text:p>
      <text:p text:style-name="P12"><text:span text:style-name="T3"><text:s text:c="4"/>public HelloWorld() throws Exception {</text:span></text:p>
      <text:p text:style-name="P12"><text:span text:style-name="T3"><text:s text:c="8"/>new AIO("run") {</text:span></text:p>
      <text:p text:style-name="P12"><text:span text:style-name="T3"><text:s text:c="12"/>@Override</text:span></text:p>
      <text:p text:style-name="P12"><text:span text:style-name="T3"><text:s text:c="12"/>protected void processAsyncOperation(final AsyncRequestImpl _asyncRequestImpl,</text:span></text:p>
      <text:p text:style-name="P12"><text:span text:style-name="T3"><text:s text:c="24"/>final AsyncResponseProcessor&lt;Void&gt; _asyncResponseProcessor)</text:span></text:p>
      <text:p text:style-name="P12"><text:span text:style-name="T3"><text:s text:c="20"/>throws Exception {</text:span></text:p>
      <text:p text:style-name="P12"><text:span text:style-name="T3"><text:s text:c="16"/>System.out.println("Hello world!");</text:span></text:p>
      <text:p text:style-name="P12"><text:span text:style-name="T3"><text:s text:c="16"/>Plant.close();</text:span></text:p>
      <text:p text:style-name="P12"><text:span text:style-name="T3"><text:s text:c="16"/>System.out.println("finished");</text:span></text:p>
      <text:p text:style-name="P12"><text:span text:style-name="T3"><text:s text:c="12"/>}</text:span></text:p>
      <text:p text:style-name="P12"><text:span text:style-name="T3"><text:s text:c="8"/>}.signal();</text:span></text:p>
      <text:p text:style-name="P12"><text:span text:style-name="T3"><text:s text:c="4"/>}</text:span></text:p>
      <text:p text:style-name="P12"><text:span text:style-name="T3"/></text:p>
      <text:p text:style-name="P9"><text:span text:style-name="T3">The constructor creates a </text:span><text:span text:style-name="T5">run</text:span><text:span text:style-name="T3"> signal which is passed to the </text:span><text:span text:style-name="T5">HelloWorld</text:span><text:span text:style-name="T3"> LWT. On receipt of this signal, the LWT prints the line </text:span><text:span text:style-name="T5">Hello world!</text:span><text:span text:style-name="T3">, closes the operating environment and then prints the line </text:span><text:span text:style-name="T5">finished</text:span><text:span text:style-name="T3">.</text:span></text:p>
      <text:p text:style-name="P9"><text:span text:style-name="T3"/></text:p>
      <text:p text:style-name="P10"><text:span text:style-name="T4">Notes:</text:span></text:p>
      <text:list xml:id="list535480505717830431" text:style-name="L3">
        <text:list-item>
          <text:p text:style-name="P6"><text:span text:style-name="T3">The </text:span><text:span text:style-name="T5">AIO.signal</text:span><text:span text:style-name="T3"> method can be called from any thread and within any context. In this case the method was called from the main thread.</text:span></text:p>
        </text:list-item>
        <text:list-item>
          <text:p text:style-name="P6"><text:span text:style-name="T5">AIO</text:span><text:span text:style-name="T3"> is a nested class, defined in one of the super classes of </text:span><text:span text:style-name="T5">HelloWorld</text:span><text:span text:style-name="T3">. This is how the </text:span><text:span text:style-name="T5">signal</text:span><text:span text:style-name="T3"> method accesses the LWT of </text:span><text:span text:style-name="T5">HelloWorld</text:span><text:span text:style-name="T3">.</text:span></text:p>
        </text:list-item>
      </text:list>
      <text:p text:style-name="P9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19S</meta:editing-duration>
    <meta:editing-cycles>4</meta:editing-cycles>
    <meta:generator>OpenOffice/4.1.0$Win32 OpenOffice.org_project/410m18$Build-9764</meta:generator>
    <dc:date>2014-12-06T15:37:39.47</dc:date>
    <dc:creator>William  la Forge</dc:creator>
    <meta:document-statistic meta:table-count="0" meta:image-count="0" meta:object-count="0" meta:page-count="2" meta:paragraph-count="63" meta:word-count="354" meta:character-count="3093"/>
    <meta:user-defined meta:name="Info 1"/>
    <meta:user-defined meta:name="Info 2"/>
    <meta:user-defined meta:name="Info 3"/>
    <meta:user-defined meta:name="Info 4"/>
  </office:meta>
</office:document-meta>
</file>